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 office:value-type="string">
            <text:p>comp_ENG_prac</text:p>
          </table:table-cell>
          <table:table-cell office:value-type="string">
            <text:p>prime_exp_ENG_prac</text:p>
          </table:table-cell>
          <table:table-cell office:value-type="string">
            <text:p>ans_ENG_prac</text:p>
          </table:table-cell>
          <table:table-cell office:value-type="string">
            <text:p>comp_POL_prac</text:p>
          </table:table-cell>
          <table:table-cell office:value-type="string">
            <text:p>prime_exp_POL_prac</text:p>
          </table:table-cell>
          <table:table-cell office:value-type="string">
            <text:p>ans_POL_prac</text:p>
          </table:table-cell>
        </table:table-row>
        <table:table-row table:style-name="ro3">
          <table:table-cell office:value-type="string">
            <text:p>underground</text:p>
          </table:table-cell>
          <table:table-cell office:value-type="string">
            <text:p>sky</text:p>
          </table:table-cell>
          <table:table-cell office:value-type="string">
            <text:p>left</text:p>
          </table:table-cell>
          <table:table-cell office:value-type="string">
            <text:p>warta</text:p>
          </table:table-cell>
          <table:table-cell office:value-type="string">
            <text:p>murek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wallpaper</text:p>
          </table:table-cell>
          <table:table-cell office:value-type="string">
            <text:p>floor</text:p>
          </table:table-cell>
          <table:table-cell office:value-type="string">
            <text:p>left</text:p>
          </table:table-cell>
          <table:table-cell office:value-type="string">
            <text:p>noga</text:p>
          </table:table-cell>
          <table:table-cell office:value-type="string">
            <text:p>stopa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driveway</text:p>
          </table:table-cell>
          <table:table-cell office:value-type="string">
            <text:p>road</text:p>
          </table:table-cell>
          <table:table-cell office:value-type="string">
            <text:p>left</text:p>
          </table:table-cell>
          <table:table-cell office:value-type="string">
            <text:p>auto</text:p>
          </table:table-cell>
          <table:table-cell office:value-type="string">
            <text:p>marka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skateboard</text:p>
          </table:table-cell>
          <table:table-cell office:value-type="string">
            <text:p>ski</text:p>
          </table:table-cell>
          <table:table-cell office:value-type="string">
            <text:p>left</text:p>
          </table:table-cell>
          <table:table-cell office:value-type="string">
            <text:p>igła</text:p>
          </table:table-cell>
          <table:table-cell office:value-type="string">
            <text:p>nitka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cupcake</text:p>
          </table:table-cell>
          <table:table-cell office:value-type="string">
            <text:p>bowl</text:p>
          </table:table-cell>
          <table:table-cell office:value-type="string">
            <text:p>left</text:p>
          </table:table-cell>
          <table:table-cell office:value-type="string">
            <text:p>talerz</text:p>
          </table:table-cell>
          <table:table-cell office:value-type="string">
            <text:p>obrus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string">
            <text:p>elentricity</text:p>
          </table:table-cell>
          <table:table-cell office:value-type="string">
            <text:p>power</text:p>
          </table:table-cell>
          <table:table-cell office:value-type="string">
            <text:p>right</text:p>
          </table:table-cell>
          <table:table-cell office:value-type="string">
            <text:p>stołek</text:p>
          </table:table-cell>
          <table:table-cell office:value-type="string">
            <text:p>pubros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camputer</text:p>
          </table:table-cell>
          <table:table-cell office:value-type="string">
            <text:p>laptop</text:p>
          </table:table-cell>
          <table:table-cell office:value-type="string">
            <text:p>right</text:p>
          </table:table-cell>
          <table:table-cell office:value-type="string">
            <text:p>konik</text:p>
          </table:table-cell>
          <table:table-cell office:value-type="string">
            <text:p>remuk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barbage</text:p>
          </table:table-cell>
          <table:table-cell office:value-type="string">
            <text:p>bag</text:p>
          </table:table-cell>
          <table:table-cell office:value-type="string">
            <text:p>right</text:p>
          </table:table-cell>
          <table:table-cell office:value-type="string">
            <text:p>szachy</text:p>
          </table:table-cell>
          <table:table-cell office:value-type="string">
            <text:p>ponak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instiration</text:p>
          </table:table-cell>
          <table:table-cell office:value-type="string">
            <text:p>wall</text:p>
          </table:table-cell>
          <table:table-cell office:value-type="string">
            <text:p>right</text:p>
          </table:table-cell>
          <table:table-cell office:value-type="string">
            <text:p>hamak</text:p>
          </table:table-cell>
          <table:table-cell office:value-type="string">
            <text:p>bumak</text:p>
          </table:table-cell>
          <table:table-cell office:value-type="string">
            <text:p>right</text:p>
          </table:table-cell>
        </table:table-row>
        <table:table-row table:style-name="ro3">
          <table:table-cell office:value-type="string">
            <text:p>explaration</text:p>
          </table:table-cell>
          <table:table-cell office:value-type="string">
            <text:p>question</text:p>
          </table:table-cell>
          <table:table-cell office:value-type="string">
            <text:p>right</text:p>
          </table:table-cell>
          <table:table-cell office:value-type="string">
            <text:p>karka</text:p>
          </table:table-cell>
          <table:table-cell office:value-type="string">
            <text:p>jatek</text:p>
          </table:table-cell>
          <table:table-cell office:value-type="string">
            <text:p>right</text:p>
          </table:table-cell>
        </table:table-row>
        <table:table-row table:style-name="ro4" table:number-rows-repeated="104856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6/05/2016</text:date>, <text:time>15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ming_5f_practice" style:display-name="PageStyle_priming_pract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5:44:17.12</meta:creation-date>
    <dc:date>2016-06-05T15:36:27.36</dc:date>
    <meta:editing-duration>PT1M</meta:editing-duration>
    <meta:editing-cycles>2</meta:editing-cycles>
    <meta:generator>OpenOffice/4.1.2$Win32 OpenOffice.org_project/412m3$Build-9782</meta:generator>
    <meta:document-statistic meta:table-count="3" meta:cell-count="66" meta:object-count="0"/>
  </office:meta>
</office:document-meta>
</file>